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style:style style:name="P3" style:family="paragraph" style:parent-style-name="Standard" style:list-style-name="L1">
      <style:text-properties fo:font-size="12pt" style:font-size-asian="12pt" style:font-size-complex="12pt"/>
    </style:style>
    <style:style style:name="P4" style:family="paragraph" style:parent-style-name="Standard" style:list-style-name="L2">
      <style:text-properties fo:font-size="12pt" style:font-size-asian="12pt" style:font-size-complex="12pt"/>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ulative Fiction Rewrite -</text:p>
      <text:p text:style-name="P2"/>
      <text:p text:style-name="P2">“Do not follow another author's writing routines. Make sure to use your own styles and adapt those routines to your own styling. Reader interpretations and their beliefs constitute good feedback that matters.” In speculative fiction there are many genres and thus many interpretations. To get and create your own stylings is a key part of proper and significant fiction writing.</text:p>
      <text:p text:style-name="P2"/>
      <text:p text:style-name="P2">The Subgenre Freewrite - </text:p>
      <text:p text:style-name="P2"><text:s text:c="6"/>1) Spend at least 30 minutes consistently every day to iron out your own styles on genre based stories</text:p>
      <text:p text:style-name="P2"><text:s text:c="6"/>2) Pick story setting(s) and write, you can do edits after this</text:p>
      <text:list xml:id="list1074451418735546516" text:style-name="L1">
        <text:list-item>
          <text:p text:style-name="P3">Descriptions and too much focus on detailing is not as important as getting your ideas on the page</text:p>
        </text:list-item>
      </text:list>
      <text:p text:style-name="P2"/>
      <text:list xml:id="list8919408311817381821" text:style-name="L2">
        <text:list-item>
          <text:p text:style-name="P4">(In paint jpg)Incorporating the lists and charts</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2T11:32:01.84</meta:creation-date>
    <meta:document-statistic meta:table-count="0" meta:image-count="0" meta:object-count="0" meta:page-count="1" meta:paragraph-count="7" meta:word-count="127" meta:character-count="758"/>
    <dc:date>2022-09-22T11:56:57.60</dc:date>
    <meta:editing-duration>PT9M45S</meta:editing-duration>
    <meta:editing-cycles>1</meta:editing-cycles>
    <meta:generator>OpenOffice/4.1.7$Win32 OpenOffice.org_project/417m1$Build-9800</meta:generator>
  </office:meta>
</office:document-meta>
</file>